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ackground-color="#ffff00">
        <style:background-image/>
      </style:paragraph-properties>
      <style:text-properties fo:color="#ff3333" officeooo:rsid="000ff616" officeooo:paragraph-rsid="000ff616"/>
    </style:style>
    <style:style style:name="P2" style:family="paragraph" style:parent-style-name="Standard">
      <style:paragraph-properties fo:background-color="#ffff00">
        <style:background-image/>
      </style:paragraph-properties>
      <style:text-properties fo:color="#ff3333" officeooo:rsid="0010e43d" officeooo:paragraph-rsid="0010e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服务(Services)</text:p>
      <text:p text:style-name="P1">packages/services/</text:p>
      <text:p text:style-name="P1">例如Telephony</text:p>
      <text:p text:style-name="P1">framework/base/services/</text:p>
      <text:p text:style-name="P1">例如Usb</text:p>
      <text:p text:style-name="P2">frameworks/base/services/usb/java/com/android/server/usb/UsbDeviceManager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9:58.517112932</meta:creation-date>
    <dc:date>2017-06-09T14:42:05.234788370</dc:date>
    <meta:editing-duration>PT1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4" meta:character-count="150" meta:non-whitespace-character-count="150"/>
  </office:meta>
</office:document-meta>
</file>